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No_20_Spacing">
      <style:paragraph-properties fo:padding-left="0cm" fo:padding-right="0cm" fo:padding-top="0cm" fo:padding-bottom="0.035cm" fo:border-left="none" fo:border-right="none" fo:border-top="none" fo:border-bottom="0.74pt solid #000000"/>
      <style:text-properties officeooo:paragraph-rsid="001aa601"/>
    </style:style>
    <style:style style:name="P2" style:family="paragraph" style:parent-style-name="No_20_Spacing">
      <style:text-properties fo:font-weight="bold" officeooo:paragraph-rsid="001aa601" style:font-weight-asian="bold"/>
    </style:style>
    <style:style style:name="P3" style:family="paragraph" style:parent-style-name="No_20_Spacing">
      <style:text-properties officeooo:paragraph-rsid="001aa601"/>
    </style:style>
    <style:style style:name="P4" style:family="paragraph" style:parent-style-name="Standard">
      <style:paragraph-properties fo:padding-left="0cm" fo:padding-right="0cm" fo:padding-top="0cm" fo:padding-bottom="0.035cm" fo:border-left="none" fo:border-right="none" fo:border-top="none" fo:border-bottom="0.74pt solid #000000"/>
      <style:text-properties officeooo:paragraph-rsid="001aa601"/>
    </style:style>
    <style:style style:name="P5" style:family="paragraph" style:parent-style-name="Standard">
      <style:paragraph-properties fo:margin-left="0.041cm" fo:margin-right="0cm" fo:margin-top="0cm" fo:margin-bottom="0cm" style:contextual-spacing="false" fo:line-height="78%" fo:orphans="0" fo:widows="0" fo:text-indent="-0.021cm" style:auto-text-indent="false"/>
      <style:text-properties officeooo:paragraph-rsid="001aa601"/>
    </style:style>
    <style:style style:name="T1" style:family="text">
      <style:text-properties fo:language="en" fo:country="GB"/>
    </style:style>
    <style:style style:name="T2" style:family="text">
      <style:text-properties fo:font-weight="bold" style:font-weight-asian="bold"/>
    </style:style>
    <style:style style:name="T3" style:family="text">
      <style:text-properties fo:color="#ff0000" loext:opacity="100%"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ie Serie „MeMärchen“ besteht aus fünf großen Bannern im Stil alter pädagogischer Kinderbücher, die an Lehrtafeln aus der Schule erinnern. Der Titel „MeMärchen“ setzt sich zusammen aus „Meme“ und „Märchen“. Phrasen von „politischer Korrektheit“, „Cancel Culture“ oder „moralischen Zeigefinger“ sind Konstruktionen. <text:line-break/>Diese Konstruktionen dienen dazu, emanzipatorische Bewegungen zu entkräften und zum verstummen zu bringen. Dieses Kunstwerk will diese Konstruktionen hinterfragen“ </text:p>
      <text:p text:style-name="P4"/>
      <text:p text:style-name="P4"/>
      <text:p text:style-name="P4"/>
      <text:p text:style-name="P1"><text:span text:style-name="T1">The series "MeMärchen" consists of five large banners in the style of old pedagogical children's books, reminiscent of educational boards from school. The title "MeMärchen" is a combination of "meme" and "fairy tale". Nick Schamborski explains: "Phrases of "political correctness", "cancel culture" or "moralistic pointing fingers" are constructions. These constructions serve to invalidate and silence emancipatory movements. This artwork aims to question these constructions" </text:span></text:p>
      <text:p text:style-name="P1"><text:span text:style-name="T1"/></text:p>
      <text:p text:style-name="P3"><text:span text:style-name="T2">Das ist nicht sexuell,</text:span> 2021</text:p>
      <text:p text:style-name="P3">Aus der Serie »MeMärchen« in Kooperation mit Paulina Estrada</text:p>
      <text:p text:style-name="P3">Druck auf Stoff, Aluminiumrohre</text:p>
      <text:p text:style-name="P3"/>
      <text:p text:style-name="P3"/>
      <text:p text:style-name="P3"><text:span text:style-name="T3">(Label in Foyer, Treppenhalle)</text:span></text:p>
      <text:p text:style-name="P2"/>
      <text:p text:style-name="P3"><text:span text:style-name="T2">Bundespreis für Kunststudierende</text:span></text:p>
      <text:p text:style-name="P3"/>
      <text:p text:style-name="P3"><text:span text:style-name="T2">Nick Schamborski</text:span></text:p>
      <text:p text:style-name="P3">1994 geboren in Eckernförde</text:p>
      <text:p text:style-name="P3"/>
      <text:p text:style-name="P3">Hochschule für Bildende Künste Braunschweig</text:p>
      <text:p text:style-name="P3"/>
      <text:p text:style-name="P3"><text:span text:style-name="T2">STOPP [DeinText],</text:span> 2021</text:p>
      <text:p text:style-name="P3">Aus der Serie »MeMärchen« in Kooperation mit Paulina Estrada</text:p>
      <text:p text:style-name="P3">Druck auf Stoff, Aluminiumrohre</text:p>
      <text:p text:style-name="P3"/>
      <text:p text:style-name="P3"/>
      <text:p text:style-name="P3"/>
      <text:p text:style-name="P3"><text:span text:style-name="T3">(Label in Foyer, Treppenhalle)</text:span></text:p>
      <text:p text:style-name="P2"/>
      <text:p text:style-name="P3"><text:span text:style-name="T2">Bundespreis für Kunststudierende</text:span></text:p>
      <text:p text:style-name="P3"/>
      <text:p text:style-name="P3"><text:span text:style-name="T2">Nick Schamborski</text:span></text:p>
      <text:p text:style-name="P3">1994 geboren in Eckernförde</text:p>
      <text:p text:style-name="P3"/>
      <text:p text:style-name="P3">Hochschule für Bildende Künste Braunschweig</text:p>
      <text:p text:style-name="P2"/>
      <text:p text:style-name="P5"><text:span text:style-name="T2">Bullenscheiße. Achte auf deine Sprache!,</text:span> 2021</text:p>
      <text:p text:style-name="P3">Aus der Serie »MeMärchen« in Kooperation mit Paulina Estrada</text:p>
      <text:p text:style-name="P3">Druck auf Stoff, Aluminiumrohre<text:span text:style-name="T2"> Warum ist das alles hier so weiß? Nennst du mich rassistisch?</text:span>, 2021</text:p>
      <text:p text:style-name="P3">Aus der Serie »MeMärchen« in Kooperation mit Paulina Estrada</text:p>
      <text:p text:style-name="P1"><text:span text:style-name="T1">Druck auf Stoff, Aluminiumrohr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de" fo:country="DE"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14T18:52:12.588000000</meta:creation-date>
    <dc:date>2022-11-14T18:56:22.369000000</dc:date>
    <meta:editing-duration>PT4M10S</meta:editing-duration>
    <meta:editing-cycles>1</meta:editing-cycles>
    <meta:generator>LibreOffice/7.1.5.2$Windows_X86_64 LibreOffice_project/85f04e9f809797b8199d13c421bd8a2b025d52b5</meta:generator>
    <meta:document-statistic meta:table-count="0" meta:image-count="0" meta:object-count="0" meta:page-count="1" meta:paragraph-count="23" meta:word-count="238" meta:character-count="1780" meta:non-whitespace-character-count="1562"/>
  </office:meta>
</office:document-meta>
</file>